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898" officeooo:paragraph-rsid="0005a898"/>
    </style:style>
    <style:style style:name="P2" style:family="paragraph" style:parent-style-name="Standard">
      <style:text-properties officeooo:paragraph-rsid="0005a898"/>
    </style:style>
    <style:style style:name="P3" style:family="paragraph" style:parent-style-name="Standard">
      <style:text-properties fo:font-size="14pt" fo:font-style="normal" fo:font-weight="bold" officeooo:rsid="0005a898" officeooo:paragraph-rsid="0005a898"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weight="bold" officeooo:rsid="0006d910" officeooo:paragraph-rsid="0006d910" style:font-size-asian="14pt" style:font-weight-asian="bold" style:font-size-complex="14pt" style:font-weight-complex="bold"/>
    </style:style>
    <style:style style:name="P5" style:family="paragraph" style:parent-style-name="Standard">
      <style:text-properties fo:font-size="14pt" fo:font-weight="bold" officeooo:rsid="0006d910" officeooo:paragraph-rsid="00082036" style:font-size-asian="14pt" style:font-weight-asian="bold" style:font-size-complex="14pt" style:font-weight-complex="bold"/>
    </style:style>
    <style:style style:name="P6" style:family="paragraph" style:parent-style-name="Text_20_body">
      <style:text-properties fo:font-size="14pt" fo:font-weight="bold" officeooo:rsid="000e699f" officeooo:paragraph-rsid="000e699f" style:font-size-asian="14pt" style:font-weight-asian="bold" style:font-size-complex="14pt" style:font-weight-complex="bold"/>
    </style:style>
    <style:style style:name="P7" style:family="paragraph" style:parent-style-name="Text_20_body">
      <style:text-properties fo:font-size="14pt" fo:font-weight="bold" officeooo:rsid="000ee2a9" officeooo:paragraph-rsid="00108933" style:font-size-asian="14pt" style:font-weight-asian="bold" style:font-size-complex="14pt" style:font-weight-complex="bold"/>
    </style:style>
    <style:style style:name="P8" style:family="paragraph" style:parent-style-name="Text_20_body">
      <style:text-properties fo:font-size="14pt" fo:font-weight="bold" officeooo:rsid="00108933" officeooo:paragraph-rsid="00108933" style:font-size-asian="14pt" style:font-weight-asian="bold" style:font-size-complex="14pt" style:font-weight-complex="bold"/>
    </style:style>
    <style:style style:name="P9" style:family="paragraph" style:parent-style-name="Text_20_body">
      <style:text-properties fo:font-size="14pt" fo:font-weight="bold" officeooo:rsid="001194ef" officeooo:paragraph-rsid="001194ef" style:font-size-asian="14pt" style:font-weight-asian="bold" style:font-size-complex="14pt" style:font-weight-complex="bold"/>
    </style:style>
    <style:style style:name="P10" style:family="paragraph" style:parent-style-name="Text_20_body">
      <style:text-properties fo:font-size="14pt" fo:font-weight="bold" officeooo:rsid="001257a5" officeooo:paragraph-rsid="001257a5" style:font-size-asian="14pt" style:font-weight-asian="bold" style:font-size-complex="14pt" style:font-weight-complex="bold"/>
    </style:style>
    <style:style style:name="P11" style:family="paragraph" style:parent-style-name="Standard">
      <style:text-properties officeooo:paragraph-rsid="00082036"/>
    </style:style>
    <style:style style:name="P12" style:family="paragraph" style:parent-style-name="Standard">
      <style:text-properties officeooo:rsid="0008b1b5" officeooo:paragraph-rsid="0008b1b5"/>
    </style:style>
    <style:style style:name="P13" style:family="paragraph" style:parent-style-name="Standard">
      <style:text-properties fo:font-size="12pt" fo:font-weight="normal" officeooo:rsid="00082036" officeooo:paragraph-rsid="0006d910" style:font-size-asian="12pt" style:font-weight-asian="normal" style:font-size-complex="12pt" style:font-weight-complex="normal"/>
    </style:style>
    <style:style style:name="P14" style:family="paragraph" style:parent-style-name="Standard">
      <style:text-properties fo:font-size="12pt" fo:font-weight="normal" officeooo:rsid="00082036" officeooo:paragraph-rsid="00082036" style:font-size-asian="12pt" style:font-weight-asian="normal" style:font-size-complex="12pt" style:font-weight-complex="normal"/>
    </style:style>
    <style:style style:name="P15" style:family="paragraph" style:parent-style-name="Standard">
      <style:text-properties fo:font-size="12pt" fo:font-weight="normal" officeooo:rsid="0008b1b5" officeooo:paragraph-rsid="00082036" style:font-size-asian="12pt" style:font-weight-asian="normal" style:font-size-complex="12pt" style:font-weight-complex="normal"/>
    </style:style>
    <style:style style:name="P16" style:family="paragraph" style:parent-style-name="Standard">
      <style:text-properties fo:font-size="12pt" fo:font-weight="normal" officeooo:rsid="0008b1b5" officeooo:paragraph-rsid="0008b1b5" style:font-size-asian="12pt" style:font-weight-asian="normal" style:font-size-complex="12pt" style:font-weight-complex="normal"/>
    </style:style>
    <style:style style:name="P17" style:family="paragraph" style:parent-style-name="Standard">
      <style:text-properties fo:font-size="12pt" fo:font-weight="normal" officeooo:rsid="00094175" officeooo:paragraph-rsid="0008b1b5" style:font-size-asian="12pt" style:font-weight-asian="normal" style:font-size-complex="12pt" style:font-weight-complex="normal"/>
    </style:style>
    <style:style style:name="P18" style:family="paragraph" style:parent-style-name="Standard">
      <style:text-properties fo:font-size="12pt" fo:font-weight="normal" officeooo:rsid="00094175" officeooo:paragraph-rsid="00094175" style:font-size-asian="12pt" style:font-weight-asian="normal" style:font-size-complex="12pt" style:font-weight-complex="normal"/>
    </style:style>
    <style:style style:name="P19" style:family="paragraph" style:parent-style-name="Text_20_body">
      <style:text-properties fo:font-size="12pt" fo:font-weight="normal" officeooo:rsid="000e699f" officeooo:paragraph-rsid="000e699f" style:font-size-asian="12pt" style:font-weight-asian="normal" style:font-size-complex="12pt" style:font-weight-complex="normal"/>
    </style:style>
    <style:style style:name="P20" style:family="paragraph" style:parent-style-name="Text_20_body">
      <style:text-properties fo:font-size="12pt" fo:font-weight="normal" officeooo:rsid="001257a5" officeooo:paragraph-rsid="001257a5" style:font-size-asian="12pt" style:font-weight-asian="normal" style:font-size-complex="12pt" style:font-weight-complex="normal"/>
    </style:style>
    <style:style style:name="P21" style:family="paragraph" style:parent-style-name="Text_20_body">
      <style:text-properties fo:font-size="12pt" fo:font-style="normal" fo:font-weight="normal" officeooo:rsid="001194ef" officeooo:paragraph-rsid="001194ef" style:font-size-asian="12pt" style:font-style-asian="normal" style:font-weight-asian="normal" style:font-size-complex="12pt" style:font-style-complex="normal" style:font-weight-complex="normal"/>
    </style:style>
    <style:style style:name="P22" style:family="paragraph" style:parent-style-name="Text_20_body">
      <style:text-properties fo:font-size="12pt" fo:font-style="normal" fo:font-weight="normal" officeooo:rsid="001257a5" officeooo:paragraph-rsid="001194ef" style:font-size-asian="12pt" style:font-style-asian="normal" style:font-weight-asian="normal" style:font-size-complex="12pt" style:font-style-complex="normal" style:font-weight-complex="normal"/>
    </style:style>
    <style:style style:name="P23" style:family="paragraph" style:parent-style-name="Standard">
      <style:text-properties officeooo:paragraph-rsid="0008b1b5"/>
    </style:style>
    <style:style style:name="P24" style:family="paragraph" style:parent-style-name="Text_20_body">
      <style:text-properties officeooo:paragraph-rsid="000c787f"/>
    </style:style>
    <style:style style:name="P25" style:family="paragraph" style:parent-style-name="Text_20_body">
      <style:text-properties officeooo:rsid="000c787f" officeooo:paragraph-rsid="000c787f"/>
    </style:style>
    <style:style style:name="P26" style:family="paragraph" style:parent-style-name="Text_20_body">
      <style:text-properties officeooo:paragraph-rsid="000e699f"/>
    </style:style>
    <style:style style:name="P27" style:family="paragraph" style:parent-style-name="Text_20_body">
      <style:text-properties officeooo:paragraph-rsid="001194ef"/>
    </style:style>
    <style:style style:name="P28" style:family="paragraph" style:parent-style-name="Text_20_body">
      <style:text-properties officeooo:rsid="001194ef" officeooo:paragraph-rsid="001194ef"/>
    </style:style>
    <style:style style:name="P2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text-properties fo:font-size="12pt" fo:font-weight="normal" officeooo:rsid="001257a5" officeooo:paragraph-rsid="001257a5"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8b1b5" style:font-size-asian="14pt" style:font-weight-asian="bold" style:font-size-complex="14pt" style:font-weight-complex="bold"/>
    </style:style>
    <style:style style:name="T3" style:family="text">
      <style:text-properties fo:font-size="14pt" fo:font-weight="bold" officeooo:rsid="0006d910" style:font-size-asian="14pt" style:font-weight-asian="bold" style:font-size-complex="14pt" style:font-weight-complex="bold"/>
    </style:style>
    <style:style style:name="T4" style:family="text">
      <style:text-properties fo:font-size="14pt" fo:font-weight="bold" officeooo:rsid="000c787f" style:font-size-asian="14pt" style:font-weight-asian="bold" style:font-size-complex="14pt" style:font-weight-complex="bold"/>
    </style:style>
    <style:style style:name="T5" style:family="text">
      <style:text-properties fo:font-size="14pt" fo:font-weight="bold" officeooo:rsid="000e699f" style:font-size-asian="14pt" style:font-weight-asian="bold" style:font-size-complex="14pt" style:font-weight-complex="bold"/>
    </style:style>
    <style:style style:name="T6" style:family="text">
      <style:text-properties fo:font-size="14pt" fo:font-weight="bold" officeooo:rsid="001194ef" style:font-size-asian="14pt" style:font-weight-asian="bold" style:font-size-complex="14pt" style:font-weight-complex="bold"/>
    </style:style>
    <style:style style:name="T7" style:family="text">
      <style:text-properties officeooo:rsid="00082036"/>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082036" style:font-size-asian="12pt" style:font-weight-asian="normal" style:font-size-complex="12pt" style:font-weight-complex="normal"/>
    </style:style>
    <style:style style:name="T10" style:family="text">
      <style:text-properties fo:font-size="12pt" fo:font-weight="normal" officeooo:rsid="0008b1b5" style:font-size-asian="12pt" style:font-weight-asian="normal" style:font-size-complex="12pt" style:font-weight-complex="normal"/>
    </style:style>
    <style:style style:name="T11" style:family="text">
      <style:text-properties fo:font-size="12pt" fo:font-weight="normal" officeooo:rsid="00094175" style:font-size-asian="12pt" style:font-weight-asian="normal" style:font-size-complex="12pt" style:font-weight-complex="normal"/>
    </style:style>
    <style:style style:name="T12" style:family="text">
      <style:text-properties fo:font-size="12pt" fo:font-weight="normal" officeooo:rsid="000e699f" style:font-size-asian="12pt" style:font-weight-asian="normal" style:font-size-complex="12pt" style:font-weight-complex="normal"/>
    </style:style>
    <style:style style:name="T13" style:family="text">
      <style:text-properties fo:font-size="12pt" fo:font-weight="normal" officeooo:rsid="001194ef" style:font-size-asian="12pt" style:font-weight-asian="normal" style:font-size-complex="12pt" style:font-weight-complex="normal"/>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194ef"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257a5" style:font-size-asian="12pt" style:font-style-asian="normal" style:font-weight-asian="normal" style:font-size-complex="12pt" style:font-style-complex="normal" style:font-weight-complex="normal"/>
    </style:style>
    <style:style style:name="T18" style:family="text">
      <style:text-properties officeooo:rsid="000c787f"/>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1" style:family="text">
      <style:text-properties officeooo:rsid="000e699f"/>
    </style:style>
    <style:style style:name="T22" style:family="text">
      <style:text-properties officeooo:rsid="00108933"/>
    </style:style>
    <style:style style:name="T23" style:family="text">
      <style:text-properties officeooo:rsid="0014ee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 </text:p>
      <text:p text:style-name="P1">Hi everyone, for those who don’t know me, I’m Clément Boulet, web developer student at Nancy’s university. I’m with Tristan blot who is also a web developer student at Nancy’s university. We are working together on the project that we will present to you. <text:line-break/><text:line-break/>Today’s topic is about our tutored project which is a Rogue like Game</text:p>
      <text:p text:style-name="P2"/>
      <text:p text:style-name="P1"><text:span text:style-name="T1">2//</text:span> Here is the summary,</text:p>
      <text:p text:style-name="P1"><text:tab/>- First we will present the topic</text:p>
      <text:p text:style-name="P1"><text:tab/>- Next we will show you how we thought about the project, the website features, the in-<text:tab/>game features</text:p>
      <text:p text:style-name="P1"/>
      <text:p text:style-name="P1"><text:tab/>- And finally we will tell you which technologies we choose and the progress of the project</text:p>
      <text:p text:style-name="P1"/>
      <text:p text:style-name="P4">3// <text:span text:style-name="T9">So</text:span></text:p>
      <text:p text:style-name="P13"/>
      <text:p text:style-name="P5"><text:span text:style-name="T7">4//</text:span><text:span text:style-name="T9"> Our project is to create a rogue like game with random generated labyrinths, an increasing difficulty and some external features like accounts, history and maybe some rewards like trophies</text:span></text:p>
      <text:p text:style-name="P13"/>
      <text:p text:style-name="P5"><text:span text:style-name="T7">5//</text:span><text:span text:style-name="T9"> Concerning the authorized technologies, we can use all standard technologies like HTML, Javascript,… But we can’t use some gaming framework like Unity or Unreal engine. For the back, we are free to use whatever we want because it isn’t the main part of our project. </text:span></text:p>
      <text:p text:style-name="P14"/>
      <text:p text:style-name="P11"><text:span text:style-name="T2">6</text:span><text:span text:style-name="T3">// </text:span><text:span text:style-name="T10">Now we will talk about our existing analysis </text:span></text:p>
      <text:p text:style-name="P15"/>
      <text:p text:style-name="P12"><text:span text:style-name="T1">7//</text:span><text:span text:style-name="T8"> Rogue like games appeared in 1980 (nineteen eighty) with the game “Rogue”<text:line-break/><text:line-break/><text:tab/>A Rogue like is defined by :</text:span></text:p>
      <text:p text:style-name="P16"><text:tab/> - Loss of progress in case of game over</text:p>
      <text:p text:style-name="P16"><text:tab/> - Each game is different (random generated labyrinths</text:p>
      <text:p text:style-name="P16"><text:tab/> - The game continues as long as the player can survive</text:p>
      <text:p text:style-name="P16"/>
      <text:p text:style-name="P23"><text:span text:style-name="T2">8 //</text:span><text:span text:style-name="T10"> </text:span><text:span text:style-name="T11">Lost everything every time you die can be frustrating, that’s why rogue-lite appeared<text:line-break/><text:tab/>- Here you can keep some objetcs for your next games or you can unlock some new floors…</text:span></text:p>
      <text:p text:style-name="P17"><text:tab/>- This type of game is more accessible to a large public with less punishing aspects that <text:tab/>make you want to play more</text:p>
      <text:p text:style-name="P17"><text:tab/>- Moreover rogue-lite has a final stage with a final boss</text:p>
      <text:p text:style-name="P14"/>
      <text:p text:style-name="P18"><text:span text:style-name="T1">9 //</text:span> <text:span text:style-name="T18">About rogue like games already existing we can find </text:span><text:bookmark text:name="docs-internal-guid-19ade66e-7fff-5fa1-de73-d9f71a636025"/><text:span text:style-name="T19">The Binding of Isaac,</text:span></text:p>
      <text:p text:style-name="P29">Darkest Dungeon, Slay the spire <text:span text:style-name="T18">and</text:span> FTL </text:p>
      <text:p text:style-name="Text_20_body"/>
      <text:p text:style-name="P24"><text:span text:style-name="T4">10/</text:span><text:span text:style-name="T5">11</text:span><text:span text:style-name="T4"> //</text:span><text:span text:style-name="T18"> As we can see, it exist many different rogue like. Nevertheless some things can be found in all of them like the life bar, caracter’s statistics, the caracter or some monster</text:span></text:p>
      <text:p text:style-name="P25"><text:span text:style-name="T1">1</text:span><text:span text:style-name="T5">2</text:span><text:span text:style-name="T1">//</text:span> Now <text:span text:style-name="T21">we will talk about the conception</text:span></text:p>
      <text:p text:style-name="P6">13// <text:span text:style-name="T8">First we have the activity diagram</text:span></text:p>
      <text:p text:style-name="P19"><text:tab/>If the user don’t have an account, he can create one, next he can sign in and then he can play <text:tab/>a game or he can see the history of his scores</text:p>
      <text:p text:style-name="P26"><text:soft-page-break/><text:span text:style-name="T5">14//</text:span><text:span text:style-name="T12"> Here we can see the user story mapping, we don’t have translate all diagrams because it could take a long time. we have user persona, user activities or in game activities, user task he has to do for this activity and a user story</text:span></text:p>
      <text:p text:style-name="P19">So If a player wants to know if he made a better score than his friend, it’s the activity “score history” and the player have to go on the multiplayer history tab. </text:p>
      <text:p text:style-name="P19"/>
      <text:p text:style-name="P26"><text:span text:style-name="T5">15// </text:span><text:span text:style-name="T13">The website use case (normaly, it’s comes before the user story mapping) so we want that our users can launch a game, consult his history, set up it’s keys, maybe save his game if he wants to finish it later (he aren’t sure we will have the time to do this) </text:span></text:p>
      <text:p text:style-name="P9">16// <text:span text:style-name="T8">In game, the user will be able to move, to interect with object, to use objects, to consult his inventory and to fight monsters</text:span></text:p>
      <text:p text:style-name="P27"><text:span text:style-name="T6">17// </text:span><text:bookmark text:name="docs-internal-guid-bbfd8f2e-7fff-ae06-9b41-b7d7f58af3ce"/><text:span text:style-name="T20">In fight we will see later, it’s not really that but here is our in-fight use case</text:span> <text:span text:style-name="T6"><text:s/></text:span></text:p>
      <text:p text:style-name="P28"><text:span text:style-name="T1">18//</text:span><text:span text:style-name="T14"> </text:span><text:span text:style-name="T15">Now he are on the game design</text:span></text:p>
      <text:p text:style-name="P21"><text:tab/>So, we choose to develop a culinary universe, here we can see a boss (it’s our heroe until <text:tab/>today but we will change that later)</text:p>
      <text:p text:style-name="P27"><text:span text:style-name="T16"><text:tab/></text:span><text:span text:style-name="T17">it’s a solo player game</text:span></text:p>
      <text:p text:style-name="P22"><text:tab/>and it’s a rock paper scissors in fight and when you loose a round you take some damage <text:tab/>(depend on your equipement and depend on the monster) and when you win you deal some <text:tab/>damage to the monster ( depends on your weapon)</text:p>
      <text:p text:style-name="P10">19// <text:span text:style-name="T8">Now we will talk about the website features</text:span></text:p>
      <text:p text:style-name="P10">20// <text:span text:style-name="T8">you can create an account, check your last games, setup you keys, and maybe save / resume <text:tab/>a game</text:span></text:p>
      <text:p text:style-name="P10">21// <text:span text:style-name="T8">In game features</text:span></text:p>
      <text:p text:style-name="P10">22// <text:span text:style-name="T8">in game you will be able to see your life bar, your amount of gold, buy some equipement in the <text:tab/>shop, fight against monster</text:span></text:p>
      <text:p text:style-name="P10">23// <text:span text:style-name="T8">Concerning technologies we used</text:span></text:p>
      <text:p text:style-name="P10">24// <text:span text:style-name="T8">We used HTML, CSS, Javascript with Typescript, Nodejs, MongoDB and Github</text:span></text:p>
      <text:p text:style-name="P10">25//<text:span text:style-name="T8"> Now we will see the progress of our project</text:span></text:p>
      <text:p text:style-name="P20"/>
      <text:p text:style-name="P20"/>
      <text:p text:style-name="P20"/>
      <text:p text:style-name="P20"/>
      <text:p text:style-name="P20"/>
      <text:p text:style-name="P20"><text:soft-page-break/></text:p>
      <text:p text:style-name="P7">I can see that we were faster than expected so we can talk about some features in our project like HitBox management. So, in a canvas when you insert some thing like an image for the heroe image. That is the top left corner which is the reference <text:span text:style-name="T23">point</text:span>. So, at the beginning, only the top left corner could detect a collision with a wall. Of course it isn’t very good so we improved it and now we use HitBox. <text:line-break/><text:span text:style-name="T22">First we had to defined the height and the width of our heroe.</text:span></text:p>
      <text:p text:style-name="P8">His height is about 64 pixels and his width is about 50pixels.</text:p>
      <text:p text:style-name="P7"><text:span text:style-name="T22">So, to have his total hitbox, </text:span>we can create a second point 64 pixels down <text:span text:style-name="T22">to have the bot</text:span><text:span text:style-name="T23">tom</text:span><text:span text:style-name="T22"> left corner</text:span>. Same for the width, <text:span text:style-name="T22">we can create a point 50pixels on the right of our top left corner to have an other point. For the last point, the bottom right, we have to create a point 64pixel down and 50pixel on the right.</text:span></text:p>
      <text:p text:style-name="P8">Now, we have a hitbox on all our image. But it’s isn’t reaaally perfect, we prefered to have the it box on his foot. So we put an offset on both top points.</text:p>
      <text:p text:style-name="P8"/>
      <text:p text:style-name="P8">To detect a collision, we are just checking if one of the four hitbox’s point of the heroe is in the hitbox of an item or a monster. It’s very simple (a little harder when you have to code that carefully ( it’s very simple to swap two point by mistak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3.2$Windows_X86_64 LibreOffice_project/d166454616c1632304285822f9c83ce2e660fd92</meta:generator>
    <dc:date>2022-03-14T13:55:56.499000000</dc:date>
    <meta:editing-duration>PT6H7M40S</meta:editing-duration>
    <meta:editing-cycles>10</meta:editing-cycles>
    <meta:document-statistic meta:table-count="0" meta:image-count="0" meta:object-count="0" meta:page-count="3" meta:paragraph-count="44" meta:word-count="1002" meta:character-count="5257" meta:non-whitespace-character-count="4263"/>
  </office:meta>
</office:document-meta>
</file>